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Arial" svg:font-family="Arial" style:font-family-generic="swiss"/>
    <style:font-face style:name="Calibri" svg:font-family="Calibri" style:font-family-generic="swiss"/>
    <style:font-face style:name="Lohit Devanagari" svg:font-family="'Lohit Devanagari'"/>
    <style:font-face style:name="Lohit Devanagari1" svg:font-family="'Lohit Devanagari'" style:font-family-generic="system" style:font-pitch="variable"/>
  </office:font-face-decls>
  <office:automatic-styles>
    <style:style style:name="P1" style:family="paragraph" style:parent-style-name="Standard">
      <style:text-properties fo:language="el" fo:country="GR" officeooo:rsid="0006296d" officeooo:paragraph-rsid="0006296d"/>
    </style:style>
    <style:style style:name="P2" style:family="paragraph" style:parent-style-name="Standard">
      <style:text-properties fo:language="el" fo:country="GR" officeooo:rsid="0006690c" officeooo:paragraph-rsid="00172196"/>
    </style:style>
    <style:style style:name="P3" style:family="paragraph" style:parent-style-name="Standard">
      <style:text-properties officeooo:paragraph-rsid="00172196"/>
    </style:style>
    <style:style style:name="T1" style:family="text">
      <style:text-properties officeooo:rsid="00074b73"/>
    </style:style>
    <style:style style:name="T2" style:family="text">
      <style:text-properties officeooo:rsid="001189de"/>
    </style:style>
    <style:style style:name="T3" style:family="text">
      <style:text-properties fo:language="en" fo:country="US" officeooo:rsid="001189de"/>
    </style:style>
    <style:style style:name="T4" style:family="text">
      <style:text-properties fo:language="en" fo:country="US" style:text-underline-style="none" officeooo:rsid="0013a1cb"/>
    </style:style>
    <style:style style:name="T5" style:family="text">
      <style:text-properties fo:language="en" fo:country="US" style:text-underline-style="none" officeooo:rsid="00180124"/>
    </style:style>
    <style:style style:name="T6" style:family="text">
      <style:text-properties fo:language="en" fo:country="US" style:text-underline-style="none" officeooo:rsid="001c296f"/>
    </style:style>
    <style:style style:name="T7" style:family="text">
      <style:text-properties style:text-underline-style="none" officeooo:rsid="0013a1cb"/>
    </style:style>
    <style:style style:name="T8" style:family="text">
      <style:text-properties style:text-underline-style="none" officeooo:rsid="00180124"/>
    </style:style>
    <style:style style:name="T9" style:family="text">
      <style:text-properties style:text-underline-style="none" officeooo:rsid="0006296d"/>
    </style:style>
    <style:style style:name="T10" style:family="text">
      <style:text-properties style:text-underline-style="none" officeooo:rsid="001a9b39"/>
    </style:style>
    <style:style style:name="T11" style:family="text">
      <style:text-properties style:text-underline-style="none" officeooo:rsid="001b6a71"/>
    </style:style>
    <style:style style:name="T12" style:family="text">
      <style:text-properties style:text-underline-style="none" officeooo:rsid="001c296f"/>
    </style:style>
    <style:style style:name="T13" style:family="text">
      <style:text-properties style:text-underline-style="none" officeooo:rsid="001d711e"/>
    </style:style>
    <style:style style:name="T14" style:family="text">
      <style:text-properties style:text-underline-style="none" officeooo:rsid="001e0ee6"/>
    </style:style>
    <style:style style:name="T15" style:family="text">
      <style:text-properties style:text-underline-style="none" officeooo:rsid="001feb4d"/>
    </style:style>
    <style:style style:name="T16" style:family="text">
      <style:text-properties style:text-underline-style="none" officeooo:rsid="002133e8"/>
    </style:style>
    <style:style style:name="T17" style:family="text">
      <style:text-properties style:text-underline-style="none" officeooo:rsid="0021fe93"/>
    </style:style>
    <style:style style:name="T18" style:family="text">
      <style:text-properties style:text-underline-style="none" officeooo:rsid="002213a9"/>
    </style:style>
    <style:style style:name="T19" style:family="text">
      <style:text-properties style:text-underline-style="none" officeooo:rsid="0023c64d"/>
    </style:style>
    <style:style style:name="T20" style:family="text">
      <style:text-properties style:text-underline-style="none" officeooo:rsid="0023f81b"/>
    </style:style>
    <style:style style:name="T21" style:family="text">
      <style:text-properties style:text-underline-style="none" officeooo:rsid="00247a30"/>
    </style:style>
    <style:style style:name="T22" style:family="text">
      <style:text-properties style:text-underline-style="none" officeooo:rsid="002541cf"/>
    </style:style>
    <style:style style:name="T23" style:family="text">
      <style:text-properties fo:language="el" fo:country="GR" style:text-underline-style="none" officeooo:rsid="00180124"/>
    </style:style>
    <style:style style:name="T24" style:family="text">
      <style:text-properties fo:language="el" fo:country="GR" style:text-underline-style="none" officeooo:rsid="002133e8"/>
    </style:style>
  </office:automatic-styles>
  <office:body>
    <office:text text:use-soft-page-breaks="true">
      <office:forms form:automatic-focus="false" form:apply-design-mode="false"/>
      <text:tracked-changes>
        <text:changed-region xml:id="ct94742991193296" text:id="ct94742991193296">
          <text:deletion>
            <office:change-info>
              <dc:creator>Dimtrios Anastasiou</dc:creator>
              <dc:date>2022-10-06T19:09:24</dc:date>
            </office:change-info>
            <text:p text:style-name="P2">Η σωστή εκτίμηση της παραμόρφωσης των μεγάλων κατασκευών αποτελεί θέμα διερεύνησης των μηχανικών για πολλά χρόνια. Ειδικά σε μια χώρα όπως η Ελλάδα, την πιο σεισμογενή περιοχή της Ευρώπης, η παρακολούθηση της <text:span text:style-name="T1">δυναμικής συμπεριφοράς</text:span> μεγάλων <text:span text:style-name="T1">τεχνικών </text:span>έργων αποτελεί σημαντικ<text:span text:style-name="T1">ό πεδίο έρευνας. Από τα μέσα της δεκαετίας του 1990, τα δορυφορικά συστήματα εντοπισμού (Global Navigation Satellite Systems – GNSS) χρησιμοποιούνται στην παρακολούθηση της παραμόρφωσης κατασκευών όπως μεγάλες γέφυρες, φράγματα, ψηλά κτίρια για την διερεύνηση δομικών δονήσεων που προκαλούνται από διαφορετικές πηγές (άνεμος, θερμοκρασία, κίνηση κ.λπ.) καθώς και της σεισμικής επίδρασης. Η συχνότητα δειγματοληψίας των παρατηρήσεων διαδραματίζει κυρίαρχο ρόλο στην ανάλυση των δυναμικών δονήσεων. Μέχρι στιγμής πολύ λίγες μελέτες έχουν διερευνήσει πειραματικά τα χαρακτηριστικά θορύβου των δεδομένων υψηλών συχνοτήτων , ενώ η τεχνολογία αυτή έχει εφαρμοστεί σε λίγες περιπτώσεις σχετικά ευέλικτων δομών. Με την συγκεκριμένη πρόταση, στοχεύουμε στον σχεδιασμό και την ανάπτυξη μίας πλατφόρμας παρακολούθησης της δυναμικής συμπεριφοράς των κατασκευών με τη χρήση παρατηρήσεων GNSS. Τα βασική μέρη της πλατφόρμας θα είναι ένας ή περισσότεροι δέκτες </text:span><text:span text:style-name="T3">GNSS, </text:span><text:span text:style-name="T2">το λογισμικό επεξεργασίας δεδομένων </text:span><text:span text:style-name="T3">GNSS, </text:span><text:span text:style-name="T2">και το πακέτο <text:s/>ανάλυσης και απεικόνισης των αποτελεσμάτων. Η ανάλυση θα βασίζεται στην χρήση υψηλής συχνότητας δειγματοληψίας παρατηρήσεων <text:s/>συστημάτων GNSS (high-rate multi-GNSS), σε πραγματικό χρόνο και υψηλής ακρίβειας αποτελέσματα με διαφορετικές τεχνικές, ενώ στη συνέχεια θα χρησιμοποιούνται για την ανάλυση της δυναμική συμπεριφοράς της κατασκευής. Η πλατφόρμα είναι σχεδιασμένη ώστε να είναι όσο πιο ευέλικτη γίνεται και να μπορεί να χρησιμοποιηθεί σε πλήθος εφαρμογών. <text:s/>Επίσης θα αναπτυχθεί ως ανοιχτό και ελεύθερο λογισμικό ώστε να μπορεί να έχει ευρεία χρήση από την επιστημονική κοινότητα. Τέλος, οι μεθοδολογίες και τα εργαλεία που θα αναπτυχθούν στο συγκεκριμένο έργο μπορεί να έχουν χρήση και σε άλλες εφαρμογές.</text:span></text:p>
          </text:deletion>
        </text:changed-region>
        <text:changed-region xml:id="ct94742991191488" text:id="ct94742991191488">
          <text:insertion>
            <office:change-info>
              <dc:creator>Dimtrios Anastasiou</dc:creator>
              <dc:date>2022-10-12T11:04:22</dc:date>
            </office:change-info>
          </text:insertion>
        </text:changed-region>
        <text:changed-region xml:id="ct94743061322000" text:id="ct94743061322000">
          <text:insertion>
            <office:change-info>
              <dc:creator>Unknown Author</dc:creator>
              <dc:date>2022-10-12T11:53:53</dc:date>
            </office:change-info>
          </text:insertion>
        </text:changed-region>
        <text:changed-region xml:id="ct94743066061600" text:id="ct94743066061600">
          <text:insertion>
            <office:change-info>
              <dc:creator>Unknown Author</dc:creator>
              <dc:date>2022-10-12T11:54:00</dc:date>
            </office:change-info>
          </text:insertion>
        </text:changed-region>
        <text:changed-region xml:id="ct94742990150000" text:id="ct94742990150000">
          <text:insertion>
            <office:change-info>
              <dc:creator>Dimtrios Anastasiou</dc:creator>
              <dc:date>2022-10-12T11:04:22</dc:date>
            </office:change-info>
          </text:insertion>
        </text:changed-region>
        <text:changed-region xml:id="ct94743044853008" text:id="ct94743044853008">
          <text:deletion>
            <office:change-info>
              <dc:creator>Unknown Author</dc:creator>
              <dc:date>2022-10-12T11:46:14</dc:date>
            </office:change-info>
            <text:p text:style-name="P2"><text:span text:style-name="T7">των</text:span></text:p>
          </text:deletion>
          <text:insertion>
            <office:change-info>
              <dc:creator>Dimtrios Anastasiou</dc:creator>
              <dc:date>2022-10-12T11:04:22</dc:date>
            </office:change-info>
          </text:insertion>
        </text:changed-region>
        <text:changed-region xml:id="ct94743017195552" text:id="ct94743017195552">
          <text:insertion>
            <office:change-info>
              <dc:creator>Dimtrios Anastasiou</dc:creator>
              <dc:date>2022-10-12T11:04:22</dc:date>
            </office:change-info>
          </text:insertion>
        </text:changed-region>
        <text:changed-region xml:id="ct94743044882960" text:id="ct94743044882960">
          <text:insertion>
            <office:change-info>
              <dc:creator>Unknown Author</dc:creator>
              <dc:date>2022-10-12T11:46:19</dc:date>
            </office:change-info>
          </text:insertion>
        </text:changed-region>
        <text:changed-region xml:id="ct94743045100736" text:id="ct94743045100736">
          <text:insertion>
            <office:change-info>
              <dc:creator>Dimtrios Anastasiou</dc:creator>
              <dc:date>2022-10-12T11:04:22</dc:date>
            </office:change-info>
          </text:insertion>
        </text:changed-region>
        <text:changed-region xml:id="ct94742981726064" text:id="ct94742981726064">
          <text:deletion>
            <office:change-info>
              <dc:creator>Unknown Author</dc:creator>
              <dc:date>2022-10-12T11:46:40</dc:date>
            </office:change-info>
            <text:p text:style-name="P2"><text:span text:style-name="T7">όρους</text:span></text:p>
          </text:deletion>
          <text:insertion>
            <office:change-info>
              <dc:creator>Dimtrios Anastasiou</dc:creator>
              <dc:date>2022-10-12T11:04:22</dc:date>
            </office:change-info>
          </text:insertion>
        </text:changed-region>
        <text:changed-region xml:id="ct94742981794688" text:id="ct94742981794688">
          <text:insertion>
            <office:change-info>
              <dc:creator>Unknown Author</dc:creator>
              <dc:date>2022-10-12T11:46:43</dc:date>
            </office:change-info>
          </text:insertion>
        </text:changed-region>
        <text:changed-region xml:id="ct94742983338464" text:id="ct94742983338464">
          <text:insertion>
            <office:change-info>
              <dc:creator>Dimtrios Anastasiou</dc:creator>
              <dc:date>2022-10-12T11:04:22</dc:date>
            </office:change-info>
          </text:insertion>
        </text:changed-region>
        <text:changed-region xml:id="ct94743050949504" text:id="ct94743050949504">
          <text:deletion>
            <office:change-info>
              <dc:creator>Unknown Author</dc:creator>
              <dc:date>2022-10-12T11:51:17</dc:date>
            </office:change-info>
            <text:p text:style-name="P2"><text:span text:style-name="T7">δεδομένα και</text:span></text:p>
          </text:deletion>
          <text:insertion>
            <office:change-info>
              <dc:creator>Dimtrios Anastasiou</dc:creator>
              <dc:date>2022-10-12T11:04:22</dc:date>
            </office:change-info>
          </text:insertion>
        </text:changed-region>
        <text:changed-region xml:id="ct94743045483568" text:id="ct94743045483568">
          <text:insertion>
            <office:change-info>
              <dc:creator>Dimtrios Anastasiou</dc:creator>
              <dc:date>2022-10-12T11:04:22</dc:date>
            </office:change-info>
          </text:insertion>
        </text:changed-region>
        <text:changed-region xml:id="ct94743050946464" text:id="ct94743050946464">
          <text:insertion>
            <office:change-info>
              <dc:creator>Unknown Author</dc:creator>
              <dc:date>2022-10-12T11:51:35</dc:date>
            </office:change-info>
          </text:insertion>
        </text:changed-region>
        <text:changed-region xml:id="ct94743054432864" text:id="ct94743054432864">
          <text:insertion>
            <office:change-info>
              <dc:creator>Dimtrios Anastasiou</dc:creator>
              <dc:date>2022-10-12T11:04:22</dc:date>
            </office:change-info>
          </text:insertion>
        </text:changed-region>
        <text:changed-region xml:id="ct94743048414928" text:id="ct94743048414928">
          <text:deletion>
            <office:change-info>
              <dc:creator>Unknown Author</dc:creator>
              <dc:date>2022-10-12T11:54:44</dc:date>
            </office:change-info>
            <text:p text:style-name="P2"><text:span text:style-name="T7">προσδιορισμού της</text:span></text:p>
          </text:deletion>
          <text:insertion>
            <office:change-info>
              <dc:creator>Dimtrios Anastasiou</dc:creator>
              <dc:date>2022-10-12T11:04:22</dc:date>
            </office:change-info>
          </text:insertion>
        </text:changed-region>
        <text:changed-region xml:id="ct94742981211840" text:id="ct94742981211840">
          <text:insertion>
            <office:change-info>
              <dc:creator>Unknown Author</dc:creator>
              <dc:date>2022-10-12T11:54:45</dc:date>
            </office:change-info>
          </text:insertion>
        </text:changed-region>
        <text:changed-region xml:id="ct94743045147920" text:id="ct94743045147920">
          <text:insertion>
            <office:change-info>
              <dc:creator>Dimtrios Anastasiou</dc:creator>
              <dc:date>2022-10-12T11:04:22</dc:date>
            </office:change-info>
          </text:insertion>
        </text:changed-region>
        <text:changed-region xml:id="ct94743053836576" text:id="ct94743053836576">
          <text:insertion>
            <office:change-info>
              <dc:creator>Unknown Author</dc:creator>
              <dc:date>2022-10-12T11:58:42</dc:date>
            </office:change-info>
          </text:insertion>
        </text:changed-region>
        <text:changed-region xml:id="ct94743003517600" text:id="ct94743003517600">
          <text:insertion>
            <office:change-info>
              <dc:creator>Unknown Author</dc:creator>
              <dc:date>2022-10-12T11:59:00</dc:date>
            </office:change-info>
          </text:insertion>
        </text:changed-region>
        <text:changed-region xml:id="ct94743024927392" text:id="ct94743024927392">
          <text:insertion>
            <office:change-info>
              <dc:creator>Unknown Author</dc:creator>
              <dc:date>2022-10-12T12:01:56</dc:date>
            </office:change-info>
          </text:insertion>
        </text:changed-region>
        <text:changed-region xml:id="ct94742981540608" text:id="ct94742981540608">
          <text:insertion>
            <office:change-info>
              <dc:creator>Unknown Author</dc:creator>
              <dc:date>2022-10-12T12:02:00</dc:date>
            </office:change-info>
          </text:insertion>
        </text:changed-region>
        <text:changed-region xml:id="ct94743062398848" text:id="ct94743062398848">
          <text:insertion>
            <office:change-info>
              <dc:creator>Dimtrios Anastasiou</dc:creator>
              <dc:date>2022-10-12T11:04:22</dc:date>
            </office:change-info>
          </text:insertion>
        </text:changed-region>
        <text:changed-region xml:id="ct94742981885280" text:id="ct94742981885280">
          <text:deletion>
            <office:change-info>
              <dc:creator>Unknown Author</dc:creator>
              <dc:date>2022-10-12T11:56:01</dc:date>
            </office:change-info>
            <text:p text:style-name="P2"><text:span text:style-name="T4">,</text:span></text:p>
          </text:deletion>
          <text:insertion>
            <office:change-info>
              <dc:creator>Dimtrios Anastasiou</dc:creator>
              <dc:date>2022-10-12T11:04:22</dc:date>
            </office:change-info>
          </text:insertion>
        </text:changed-region>
        <text:changed-region xml:id="ct94743045292816" text:id="ct94743045292816">
          <text:insertion>
            <office:change-info>
              <dc:creator>Unknown Author</dc:creator>
              <dc:date>2022-10-12T11:56:03</dc:date>
            </office:change-info>
          </text:insertion>
        </text:changed-region>
        <text:changed-region xml:id="ct94743045147648" text:id="ct94743045147648">
          <text:insertion>
            <office:change-info>
              <dc:creator>Dimtrios Anastasiou</dc:creator>
              <dc:date>2022-10-12T11:04:22</dc:date>
            </office:change-info>
          </text:insertion>
        </text:changed-region>
        <text:changed-region xml:id="ct94742991196048" text:id="ct94742991196048">
          <text:insertion>
            <office:change-info>
              <dc:creator>Dimtrios Anastasiou</dc:creator>
              <dc:date>2022-10-12T11:06:24</dc:date>
            </office:change-info>
          </text:insertion>
        </text:changed-region>
        <text:changed-region xml:id="ct94742991254032" text:id="ct94742991254032">
          <text:insertion>
            <office:change-info>
              <dc:creator>Dimtrios Anastasiou</dc:creator>
              <dc:date>2022-10-12T11:16:22</dc:date>
            </office:change-info>
          </text:insertion>
        </text:changed-region>
        <text:changed-region xml:id="ct94743051599776" text:id="ct94743051599776">
          <text:insertion>
            <office:change-info>
              <dc:creator>Unknown Author</dc:creator>
              <dc:date>2022-10-12T11:56:36</dc:date>
            </office:change-info>
          </text:insertion>
        </text:changed-region>
        <text:changed-region xml:id="ct94743050944608" text:id="ct94743050944608">
          <text:deletion>
            <office:change-info>
              <dc:creator>Unknown Author</dc:creator>
              <dc:date>2022-10-12T11:56:33</dc:date>
            </office:change-info>
            <text:p text:style-name="P2"><text:span text:style-name="T8">ουν όλες οι απαραίτητες</text:span></text:p>
          </text:deletion>
          <text:insertion>
            <office:change-info>
              <dc:creator>Dimtrios Anastasiou</dc:creator>
              <dc:date>2022-10-12T11:16:22</dc:date>
            </office:change-info>
          </text:insertion>
        </text:changed-region>
        <text:changed-region xml:id="ct94742981966048" text:id="ct94742981966048">
          <text:insertion>
            <office:change-info>
              <dc:creator>Dimtrios Anastasiou</dc:creator>
              <dc:date>2022-10-12T11:16:22</dc:date>
            </office:change-info>
          </text:insertion>
        </text:changed-region>
        <text:changed-region xml:id="ct94743052631584" text:id="ct94743052631584">
          <text:deletion>
            <office:change-info>
              <dc:creator>Unknown Author</dc:creator>
              <dc:date>2022-10-12T11:56:42</dc:date>
            </office:change-info>
            <text:p text:style-name="P2"><text:span text:style-name="T8">εις</text:span></text:p>
          </text:deletion>
          <text:insertion>
            <office:change-info>
              <dc:creator>Dimtrios Anastasiou</dc:creator>
              <dc:date>2022-10-12T11:16:22</dc:date>
            </office:change-info>
          </text:insertion>
        </text:changed-region>
        <text:changed-region xml:id="ct94743055485136" text:id="ct94743055485136">
          <text:insertion>
            <office:change-info>
              <dc:creator>Unknown Author</dc:creator>
              <dc:date>2022-10-12T11:56:42</dc:date>
            </office:change-info>
          </text:insertion>
        </text:changed-region>
        <text:changed-region xml:id="ct94742982671616" text:id="ct94742982671616">
          <text:insertion>
            <office:change-info>
              <dc:creator>Dimtrios Anastasiou</dc:creator>
              <dc:date>2022-10-12T11:16:22</dc:date>
            </office:change-info>
          </text:insertion>
        </text:changed-region>
        <text:changed-region xml:id="ct94742991327008" text:id="ct94742991327008">
          <text:insertion>
            <office:change-info>
              <dc:creator>Dimtrios Anastasiou</dc:creator>
              <dc:date>2022-10-12T11:17:00</dc:date>
            </office:change-info>
          </text:insertion>
        </text:changed-region>
        <text:changed-region xml:id="ct94743052652432" text:id="ct94743052652432">
          <text:deletion>
            <office:change-info>
              <dc:creator>Unknown Author</dc:creator>
              <dc:date>2022-10-12T11:56:51</dc:date>
            </office:change-info>
            <text:p text:style-name="P2"><text:span text:style-name="T8">και</text:span></text:p>
          </text:deletion>
          <text:insertion>
            <office:change-info>
              <dc:creator>Dimtrios Anastasiou</dc:creator>
              <dc:date>2022-10-12T11:17:00</dc:date>
            </office:change-info>
          </text:insertion>
        </text:changed-region>
        <text:changed-region xml:id="ct94743054325840" text:id="ct94743054325840">
          <text:insertion>
            <office:change-info>
              <dc:creator>Dimtrios Anastasiou</dc:creator>
              <dc:date>2022-10-12T11:17:00</dc:date>
            </office:change-info>
          </text:insertion>
        </text:changed-region>
        <text:changed-region xml:id="ct94742991330288" text:id="ct94742991330288">
          <text:insertion>
            <office:change-info>
              <dc:creator>Dimtrios Anastasiou</dc:creator>
              <dc:date>2022-10-12T11:18:12</dc:date>
            </office:change-info>
          </text:insertion>
        </text:changed-region>
        <text:changed-region xml:id="ct94742991335168" text:id="ct94742991335168">
          <text:insertion>
            <office:change-info>
              <dc:creator>Dimtrios Anastasiou</dc:creator>
              <dc:date>2022-10-12T11:19:13</dc:date>
            </office:change-info>
          </text:insertion>
        </text:changed-region>
        <text:changed-region xml:id="ct94742991332528" text:id="ct94742991332528">
          <text:insertion>
            <office:change-info>
              <dc:creator>Dimtrios Anastasiou</dc:creator>
              <dc:date>2022-10-12T11:20:11</dc:date>
            </office:change-info>
          </text:insertion>
        </text:changed-region>
        <text:changed-region xml:id="ct94742991335888" text:id="ct94742991335888">
          <text:insertion>
            <office:change-info>
              <dc:creator>Dimtrios Anastasiou</dc:creator>
              <dc:date>2022-10-12T11:27:26</dc:date>
            </office:change-info>
          </text:insertion>
        </text:changed-region>
        <text:changed-region xml:id="ct94742991337888" text:id="ct94742991337888">
          <text:insertion>
            <office:change-info>
              <dc:creator>Dimtrios Anastasiou</dc:creator>
              <dc:date>2022-10-12T11:28:50</dc:date>
            </office:change-info>
          </text:insertion>
        </text:changed-region>
        <text:changed-region xml:id="ct94742991340976" text:id="ct94742991340976">
          <text:insertion>
            <office:change-info>
              <dc:creator>Dimtrios Anastasiou</dc:creator>
              <dc:date>2022-10-12T11:29:00</dc:date>
            </office:change-info>
          </text:insertion>
        </text:changed-region>
        <text:changed-region xml:id="ct94743055467856" text:id="ct94743055467856">
          <text:insertion>
            <office:change-info>
              <dc:creator>Unknown Author</dc:creator>
              <dc:date>2022-10-12T12:04:40</dc:date>
            </office:change-info>
          </text:insertion>
        </text:changed-region>
        <text:changed-region xml:id="ct94743066076208" text:id="ct94743066076208">
          <text:insertion>
            <office:change-info>
              <dc:creator>Unknown Author</dc:creator>
              <dc:date>2022-10-12T12:05:09</dc:date>
            </office:change-info>
          </text:insertion>
        </text:changed-region>
        <text:changed-region xml:id="ct94743070013712" text:id="ct94743070013712">
          <text:insertion>
            <office:change-info>
              <dc:creator>Unknown Author</dc:creator>
              <dc:date>2022-10-12T12:06:05</dc:date>
            </office:change-info>
          </text:insertion>
        </text:changed-region>
        <text:changed-region xml:id="ct94743050322944" text:id="ct94743050322944">
          <text:insertion>
            <office:change-info>
              <dc:creator>Unknown Author</dc:creator>
              <dc:date>2022-10-12T12:07:00</dc:date>
            </office:change-info>
          </text:insertion>
        </text:changed-region>
        <text:changed-region xml:id="ct94743059003216" text:id="ct94743059003216">
          <text:insertion>
            <office:change-info>
              <dc:creator>Unknown Author</dc:creator>
              <dc:date>2022-10-12T12:08:00</dc:date>
            </office:change-info>
          </text:insertion>
        </text:changed-region>
        <text:changed-region xml:id="ct94743053865664" text:id="ct94743053865664">
          <text:insertion>
            <office:change-info>
              <dc:creator>Unknown Author</dc:creator>
              <dc:date>2022-10-12T12:09:15</dc:date>
            </office:change-info>
          </text:insertion>
        </text:changed-region>
        <text:changed-region xml:id="ct94743063865600" text:id="ct94743063865600">
          <text:insertion>
            <office:change-info>
              <dc:creator>Unknown Author</dc:creator>
              <dc:date>2022-10-12T12:32:04</dc:date>
            </office:change-info>
          </text:insertion>
        </text:changed-region>
        <text:changed-region xml:id="ct94743066068576" text:id="ct94743066068576">
          <text:insertion>
            <office:change-info>
              <dc:creator>Unknown Author</dc:creator>
              <dc:date>2022-10-12T12:33:00</dc:date>
            </office:change-info>
          </text:insertion>
        </text:changed-region>
        <text:changed-region xml:id="ct94743069898704" text:id="ct94743069898704">
          <text:insertion>
            <office:change-info>
              <dc:creator>Unknown Author</dc:creator>
              <dc:date>2022-10-12T12:34:03</dc:date>
            </office:change-info>
          </text:insertion>
        </text:changed-region>
        <text:changed-region xml:id="ct94743065275024" text:id="ct94743065275024">
          <text:insertion>
            <office:change-info>
              <dc:creator>Unknown Author</dc:creator>
              <dc:date>2022-10-12T12:35:00</dc:date>
            </office:change-info>
          </text:insertion>
        </text:changed-region>
        <text:changed-region xml:id="ct94743066582432" text:id="ct94743066582432">
          <text:insertion>
            <office:change-info>
              <dc:creator>Unknown Author</dc:creator>
              <dc:date>2022-10-12T12:36:00</dc:date>
            </office:change-info>
          </text:insertion>
        </text:changed-region>
        <text:changed-region xml:id="ct94743049796000" text:id="ct94743049796000">
          <text:insertion>
            <office:change-info>
              <dc:creator>Unknown Author</dc:creator>
              <dc:date>2022-10-12T12:37:14</dc:date>
            </office:change-info>
          </text:insertion>
        </text:changed-region>
        <text:changed-region xml:id="ct94743050114320" text:id="ct94743050114320">
          <text:insertion>
            <office:change-info>
              <dc:creator>Unknown Author</dc:creator>
              <dc:date>2022-10-12T12:38:00</dc:date>
            </office:change-info>
          </text:insertion>
        </text:changed-region>
        <text:changed-region xml:id="ct94743054067248" text:id="ct94743054067248">
          <text:insertion>
            <office:change-info>
              <dc:creator>Unknown Author</dc:creator>
              <dc:date>2022-10-12T12:39:56</dc:date>
            </office:change-info>
          </text:insertion>
        </text:changed-region>
        <text:changed-region xml:id="ct94743054927088" text:id="ct94743054927088">
          <text:insertion>
            <office:change-info>
              <dc:creator>Unknown Author</dc:creator>
              <dc:date>2022-10-12T12:40:00</dc:date>
            </office:change-info>
          </text:insertion>
        </text:changed-region>
        <text:changed-region xml:id="ct94743080012784" text:id="ct94743080012784">
          <text:insertion>
            <office:change-info>
              <dc:creator>Unknown Author</dc:creator>
              <dc:date>2022-10-12T12:41:1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Περίληψη (2000)</text:p>
      <text:p text:style-name="P1"/>
      <text:p text:style-name="P2"><text:change text:change-id="ct94742991193296"/><text:change-start text:change-id="ct94742991191488"/><text:span text:style-name="T7">Η επιστήμη της γεωδαισίας έχει γνωρίσει σημαντική εξέλιξη</text:span><text:change-end text:change-id="ct94742991191488"/><text:change-start text:change-id="ct94743061322000"/><text:span text:style-name="T11"> τις τελευταίες δεκαετίες</text:span><text:change-end text:change-id="ct94743061322000"/><text:change-start text:change-id="ct94743066061600"/><text:span text:style-name="T11">,</text:span><text:change-end text:change-id="ct94743066061600"/><text:change-start text:change-id="ct94742990150000"/><text:span text:style-name="T7"> με την ανάπτυξη </text:span><text:change-end text:change-id="ct94742990150000"/><text:change text:change-id="ct94743044853008"/><text:change-start text:change-id="ct94743017195552"/><text:span text:style-name="T7"><text:s/>συστημάτων τεχνιτών δορυφόρων </text:span><text:change-end text:change-id="ct94743017195552"/><text:change-start text:change-id="ct94743044882960"/><text:span text:style-name="T10"><text:s/>που βρίσκονται </text:span><text:change-end text:change-id="ct94743044882960"/><text:change-start text:change-id="ct94743045100736"/><text:span text:style-name="T7">σε τροχιά γύρω από τη Γη. Μία νέα εποχή εμφανίστηκε, όπου τα δεδομένα που βασίζονται σε δορυφ</text:span><text:change-end text:change-id="ct94743045100736"/><text:change text:change-id="ct94742981726064"/><text:change-start text:change-id="ct94742981794688"/><text:span text:style-name="T10">ορικές παρατηρήσεις</text:span><text:change-end text:change-id="ct94742981794688"/><text:change-start text:change-id="ct94742983338464"/><text:span text:style-name="T7"> κυριαρχούν, παρέχοντας </text:span><text:change-end text:change-id="ct94742983338464"/><text:change text:change-id="ct94743050949504"/><text:change-start text:change-id="ct94743045483568"/><text:span text:style-name="T7"><text:s/>προϊόντα για ένα ευρύ φάσμα πεδίων που σχετίζονται με τη γεωδαισία</text:span><text:change-end text:change-id="ct94743045483568"/><text:change-start text:change-id="ct94743050946464"/><text:span text:style-name="T10"> και τις γεωεπιστήμες</text:span><text:change-end text:change-id="ct94743050946464"/><text:change-start text:change-id="ct94743054432864"/><text:span text:style-name="T7">, συμπεριλαμβανομένων, ενδεικτικά, του </text:span><text:change-end text:change-id="ct94743054432864"/><text:change text:change-id="ct94743048414928"/><text:change-start text:change-id="ct94742981211840"/><text:span text:style-name="T11">εντοπισμού</text:span><text:change-end text:change-id="ct94742981211840"/><text:change-start text:change-id="ct94743045147920"/><text:span text:style-name="T7"> θέσης, της υλοποίησης των πλαισίων αναφοράς, της υψομετρίας και του προσδιορισμού του πεδίου βαρύτητας. Η εκμετάλλευση των δορυφορικών παρατηρήσεων είναι άρρηκτα συνδεδεμένη με το περίπλοκο πρόβλημα του προσδιορισμού της τροχιάς των δορυφόρων με μεγάλη ακρίβεια. Ο στόχος της παρούσας πρότασης είναι ο σχεδιασμός και η υλοποίηση ενός </text:span><text:span text:style-name="T4">state-of-the-art, </text:span><text:span text:style-name="T7">ελεύθερου λογισμικού – </text:span><text:span text:style-name="T8">ανοιχτού κώδικα </text:span><text:span text:style-name="T7">για τον ακριβή προσδιορισμό των τροχιών των δορυφόρων και της θέσης επίγειων σταθμών με τη χρήση του συστήματος </text:span><text:span text:style-name="T9">Doppler Orbitography and Radiopositioning Integrated by Satellite (DORIS). </text:span><text:change-end text:change-id="ct94743045147920"/><text:change-start text:change-id="ct94743053836576"/><text:span text:style-name="T13">Το <text:s/>DORIS αποτελεί μία εκ των τριών θεμελι</text:span><text:change-end text:change-id="ct94743053836576"/><text:change-start text:change-id="ct94743003517600"/><text:span text:style-name="T13">ωδών τεχνικών προσδιορισμού δορυφορικών τροχιών</text:span><text:span text:style-name="T14"> ακριβείας</text:span><text:span text:style-name="T13">, </text:span><text:change-end text:change-id="ct94743003517600"/><text:change-start text:change-id="ct94743024927392"/><text:span text:style-name="T15">πάσχει όμ</text:span><text:change-end text:change-id="ct94743024927392"/><text:change-start text:change-id="ct94742981540608"/><text:span text:style-name="T15">ως από έλλειψη κατάλληλων λογισμικών πακέτων </text:span><text:soft-page-break/><text:span text:style-name="T15">επεξεργασίας λόγω και της πολυπλοκότητάς του. </text:span><text:change-end text:change-id="ct94742981540608"/><text:change-start text:change-id="ct94743062398848"/><text:span text:style-name="T7">Στα πλαίσια του έργου τρεις συγκεκριμέν</text:span><text:span text:style-name="T8">ες</text:span><text:span text:style-name="T7"> δορυφ</text:span><text:span text:style-name="T8">ορικές αποστολές</text:span><text:span text:style-name="T7"> (</text:span><text:span text:style-name="T4">Jason-3, Sentinel 3A</text:span><text:span text:style-name="T7"> και </text:span><text:span text:style-name="T4">HY-2C</text:span><text:span text:style-name="T7">) θα χρησιμοποιηθούν. Μέσω της επεξεργασίας των δεδομένων θα παράγονται προϊόντα για τις ακριβείς τροχιές των συγκεκριμένων αποστολών, υψηλής ποιότητας εκτιμήσεις θέσης για τους επίγειους σταθμούς του συστήματος </text:span><text:span text:style-name="T4">DORIS</text:span><text:change-end text:change-id="ct94743062398848"/><text:change text:change-id="ct94742981885280"/><text:change-start text:change-id="ct94743045292816"/><text:span text:style-name="T6">καθώς και</text:span><text:change-end text:change-id="ct94743045292816"/><text:change-start text:change-id="ct94743045147648"/><text:span text:style-name="T4"> </text:span><text:span text:style-name="T7">εκτιμήσεις για έναν αριθμό παραμέτρων γεωδαιτικού και ατμοσφαιρικού ενδιαφέροντος.</text:span><text:change-end text:change-id="ct94743045147648"/><text:change-start text:change-id="ct94742991196048"/><text:span text:style-name="T7"> </text:span><text:change-end text:change-id="ct94742991196048"/><text:change-start text:change-id="ct94742991254032"/><text:span text:style-name="T8">Κατά την εξέλιξη του έργου θα γίν</text:span><text:change-end text:change-id="ct94742991254032"/><text:change-start text:change-id="ct94743051599776"/><text:span text:style-name="T12">ει</text:span><text:change-end text:change-id="ct94743051599776"/><text:change text:change-id="ct94743050944608"/><text:change-start text:change-id="ct94742981966048"/><text:span text:style-name="T8"> αξιολογήσ</text:span><text:change-end text:change-id="ct94742981966048"/><text:change text:change-id="ct94743052631584"/><text:change-start text:change-id="ct94743055485136"/><text:span text:style-name="T12">η</text:span><text:change-end text:change-id="ct94743055485136"/><text:change-start text:change-id="ct94742982671616"/><text:span text:style-name="T8"> του λογισμικού και των αποτελεσμάτων που θα παρα</text:span><text:change-end text:change-id="ct94742982671616"/><text:change-start text:change-id="ct94742991327008"/><text:span text:style-name="T8">χθούν ώστε να επιβεβαιωθεί η σωστή λειτουργία </text:span><text:change-end text:change-id="ct94742991327008"/><text:change text:change-id="ct94743052652432"/><text:change-start text:change-id="ct94743054325840"/><text:span text:style-name="T8"><text:s/>αξιοπιστία του. </text:span><text:change-end text:change-id="ct94743054325840"/><text:change-start text:change-id="ct94742991330288"/><text:span text:style-name="T8"><text:s/>Τέλος για την διάδοση των αποτελεσμάτων του έργου η ομάδα θα προετοιμάσει την παρουσία της σε επιστημονικά συνέδρια και </text:span><text:change-end text:change-id="ct94742991330288"/><text:change-start text:change-id="ct94742991335168"/><text:span text:style-name="T8">μια δημοσίευση σε επιστημονικό περιοδικό, ενώ θα διοργανώσει ένα σεμινάριο/</text:span><text:change-end text:change-id="ct94742991335168"/><text:change-start text:change-id="ct94742991332528"/><text:span text:style-name="T5">workshop </text:span><text:span text:style-name="T8">όπου κυρίως νέοι ερευνητές θα μπορούν να γνωρίσουν και να δουλέψουν στο νέο λογισμικό</text:span><text:change-end text:change-id="ct94742991332528"/><text:change-start text:change-id="ct94742991335888"/><text:span text:style-name="T8">. </text:span><text:change-end text:change-id="ct94742991335888"/><text:change-start text:change-id="ct94742991337888"/><text:span text:style-name="T8">Ένα καινοτόμο, </text:span><text:span text:style-name="T5">state-of-</text:span><text:change-end text:change-id="ct94742991337888"/><text:change-start text:change-id="ct94742991340976"/><text:span text:style-name="T5">the-art </text:span><text:span text:style-name="T8">πακέτο λογισμικού θα είναι ανοιχτό και δωρεάν διαθέσιμο στην επιστημονική κοινότητα.</text:span><text:change-end text:change-id="ct94742991340976"/><text:change-start text:change-id="ct94743055467856"/></text:p>
      <text:p text:style-name="P2"><text:span text:style-name="T8"/></text:p>
      <text:p text:style-name="P3"><text:change-end text:change-id="ct94743055467856"/><text:change-start text:change-id="ct94743066076208"/><text:span text:style-name="T23">Geodesy has greatly advanced since the introduction of artificial, Earth orbiting satellites. A new era has emerged, where satellite-based data dominate the field, providing results for a wide range of geodesy-related fields, including but not limited to positioning, reference frames, altimetry and gravity field determination. Exploitation of satellite-based observations though, is inherently coupled with the complex problem of orbit determination.</text:span><text:change-end text:change-id="ct94743066076208"/><text:change-start text:change-id="ct94743070013712"/><text:span text:style-name="T24"> </text:span><text:span text:style-name="T16">The current proposal's objective is the design and implementation of a state-of-the-art, open-source and free software to perform precise orbit determination and positioning using the Doppler Orbitography and Radiopositioning Integrated by Satellite (DORIS) satellite system.</text:span><text:span text:style-name="T17"> DORIS is one of the three fundamental systems for precise orbit det</text:span><text:change-end text:change-id="ct94743070013712"/><text:change-start text:change-id="ct94743050322944"/><text:span text:style-name="T17">ermination</text:span><text:span text:style-name="T19"> in satellite geodesy</text:span><text:span text:style-name="T17">, the one though with the biggest lack in dedicated scientific soft</text:span><text:change-end text:change-id="ct94743050322944"/><text:change-start text:change-id="ct94743059003216"/><text:span text:style-name="T17">ware for data analysis.</text:span><text:span text:style-name="T18"> </text:span><text:change-end text:change-id="ct94743059003216"/><text:change-start text:change-id="ct94743053865664"/><text:span text:style-name="T18">Within the framework of the project, three satellite missions will be targeted, namely </text:span><text:change-end text:change-id="ct94743053865664"/><text:change-start text:change-id="ct94743063865600"/><text:span text:style-name="T18">Jason-3</text:span><text:span text:style-name="T19">, Sentinel-3A and HY-2C. Via the software, users will be able to estimate precise orbit</text:span><text:change-end text:change-id="ct94743063865600"/><text:change-start text:change-id="ct94743066068576"/><text:span text:style-name="T19"> state, DORIS beacon positions and a series of parameters of atmospheric and </text:span><text:change-end text:change-id="ct94743066068576"/><text:change-start text:change-id="ct94743069898704"/><text:span text:style-name="T19">geodetic interest.</text:span><text:span text:style-name="T20"> Data analysis and source code validation will take place to </text:span><text:change-end text:change-id="ct94743069898704"/><text:change-start text:change-id="ct94743065275024"/><text:span text:style-name="T20">validate the accuracy achieved. The research team will </text:span><text:change-end text:change-id="ct94743065275024"/><text:change-start text:change-id="ct94743066582432"/><text:span text:style-name="T20">present relevant work in two international conferences and puiblish a scientific paper in an international journal</text:span><text:change-end text:change-id="ct94743066582432"/><text:change-start text:change-id="ct94743049796000"/><text:span text:style-name="T20">. </text:span><text:span text:style-name="T21">Additionaly a workshop will be organised in the host institution to present </text:span><text:change-end text:change-id="ct94743049796000"/><text:change-start text:change-id="ct94743050114320"/><text:span text:style-name="T21">the software and its usage and disseminate </text:span><text:change-end text:change-id="ct94743050114320"/><text:change-start text:change-id="ct94743054067248"/><text:span text:style-name="T21">expertise </text:span><text:change-end text:change-id="ct94743054067248"/><text:change-start text:change-id="ct94743054927088"/><text:span text:style-name="T21">and </text:span><text:change-end text:change-id="ct94743054927088"/><text:change-start text:change-id="ct94743080012784"/><text:span text:style-name="T22">conclusions.</text:span><text:change-end text:change-id="ct9474308001278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Arial" svg:font-family="Arial" style:font-family-generic="swiss"/>
    <style:font-face style:name="Calibri" svg:font-family="Calibri" style:font-family-generic="swiss"/>
    <style:font-face style:name="Lohit Devanagari" svg:font-family="'Lohit Devanagari'"/>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imitris Anastasiou</meta:initial-creator>
    <meta:creation-date>2019-02-22T21:24:03.487623520</meta:creation-date>
    <dc:date>2022-10-12T12:41:13.977090724</dc:date>
    <meta:editing-duration>PT6H3M9S</meta:editing-duration>
    <meta:editing-cycles>25</meta:editing-cycles>
    <meta:generator>LibreOffice/7.4.1.2$Linux_X86_64 LibreOffice_project/40$Build-2</meta:generator>
    <meta:document-statistic meta:table-count="0" meta:image-count="0" meta:object-count="0" meta:page-count="2" meta:paragraph-count="3" meta:word-count="517" meta:character-count="3757" meta:non-whitespace-character-count="3236"/>
  </office:meta>
</office:document-meta>
</file>